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pplicationEventMulticaster.matchesClassCastMessage( String classCastMessage , Class &lt; ? &gt; even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ApplicationEventMulticast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pplicationEventMulticaster.multicast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pplicationEventMulticaster.SimpleApplicationEventMultic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ApplicationEventMulticaster.multicastEvent( final ApplicationEvent event , @ Nullable ResolvableType ev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ApplicationEventMulticaster.invokeListener( ApplicationListener &lt; ? &gt; listener , Application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ApplicationEventMulticaster.SimpleApplicationEventMulticaster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pplicationEventMulticaster.setTaskExecutor( @ Nullable 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pplicationEventMulticaster.doInvokeListener( ApplicationListener listener , ApplicationEve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ApplicationEventMulticaster.get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pplicationEventMulticaster.resolveDefaultEventType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pplicationEventMulticaster.setErrorHandler( @ Nullable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